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fill="none" draw:fill-color="#ffffff" draw:textarea-horizontal-align="justify" draw:textarea-vertical-align="middle" draw:auto-grow-height="false" fo:min-height="0.929cm" fo:min-width="1.777cm" fo:padding-top="0.177cm" fo:padding-bottom="0.177cm" fo:padding-left="0.302cm" fo:padding-right="0.3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fill-color="#ffffff" draw:textarea-horizontal-align="justify" draw:textarea-vertical-align="middle" draw:auto-grow-height="false" fo:min-height="1.099cm" fo:min-width="2.281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7cm" fo:min-width="1.185cm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1.032cm" fo:min-width="2.602cm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 fo:min-height="0.918cm" fo:min-width="2.602cm"/>
    </style:style>
    <style:style style:name="gr7" style:family="graphic" style:parent-style-name="standard">
      <style:graphic-properties draw:fill="solid" draw:fill-color="#999999" draw:opacity="0%" draw:textarea-horizontal-align="justify" draw:textarea-vertical-align="middle" draw:auto-grow-height="false" fo:min-height="0.688cm" fo:min-width="0.438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7pt"/>
    </style:style>
    <style:style style:name="P3" style:family="paragraph">
      <loext:graphic-properties draw:fill="none"/>
      <style:paragraph-properties fo:text-align="center"/>
      <style:text-properties style:font-name="Verdana" fo:font-size="7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999999" draw:opacity="0%"/>
      <style:paragraph-properties fo:text-align="center"/>
      <style:text-properties style:font-name="Verdana" fo:font-size="7pt"/>
    </style:style>
    <style:style style:name="T1" style:family="text">
      <style:text-properties style:font-name="Verdana" fo:font-size="7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letter-kerning="true" style:font-name-asian="SimSun" style:font-size-asian="11pt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381cm" svg:height="1.283cm" svg:x="13.263cm" svg:y="6.416cm">
          <text:p text:style-name="P1"><text:span text:style-name="T1">Manhol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3.263cm" svg:y1="7.057cm" svg:x2="12.4cm" svg:y2="7.042cm" draw:start-shape="id1" draw:start-glue-point="3" draw:end-shape="id2" draw:end-glue-point="10" svg:d="M13263 7057l-863-15" svg:viewBox="0 0 864 16">
          <text:p/>
        </draw:connector>
        <draw:custom-shape draw:style-name="gr3" draw:text-style-name="P2" xml:id="id3" draw:id="id3" draw:layer="layout" svg:width="2.781cm" svg:height="1.349cm" svg:x="6.419cm" svg:y="6.351cm">
          <text:p text:style-name="P1"><text:span text:style-name="T2">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0.019cm" svg:y1="7.042cm" svg:x2="9.2cm" svg:y2="7.025cm" draw:start-shape="id2" draw:start-glue-point="6" draw:end-shape="id3" draw:end-glue-point="1" svg:d="M10019 7042l-819-17" svg:viewBox="0 0 820 18">
          <text:p/>
        </draw:connector>
        <draw:custom-shape draw:style-name="gr4" draw:text-style-name="P3" xml:id="id4" draw:id="id4" draw:layer="layout" svg:width="2.381cm" svg:height="1.283cm" svg:x="13.261cm" svg:y="4.35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102cm" svg:height="1.282cm" svg:x="12.9cm" svg:y="2.422cm">
          <text:p text:style-name="P1"><text:span text:style-name="T1">ObjectType =</text:span></text:p>
          <text:p text:style-name="P4"><text:span text:style-name="T1">Distribution Chamber</text:span></text:p>
          <text:p text:style-name="P1"><text:span text:style-name="T1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14.453cm" svg:y1="6.416cm" svg:x2="14.452cm" svg:y2="5.636cm" draw:start-shape="id1" draw:start-glue-point="0" draw:end-shape="id4" draw:end-glue-point="8" svg:d="M14453 6416l-1-780" svg:viewBox="0 0 2 781">
          <text:p/>
        </draw:connector>
        <draw:connector draw:style-name="gr2" draw:text-style-name="P3" draw:layer="layout" draw:type="line" svg:x1="14.452cm" svg:y1="4.353cm" svg:x2="14.451cm" svg:y2="3.704cm" draw:start-shape="id4" draw:start-glue-point="4" draw:end-shape="id5" draw:end-glue-point="2" svg:d="M14452 4353l-1-649" svg:viewBox="0 0 2 650">
          <text:p/>
        </draw:connector>
        <draw:connector draw:style-name="gr2" draw:text-style-name="P5" draw:layer="layout" draw:type="line" svg:x1="14.453cm" svg:y1="7.699cm" svg:x2="14.452cm" svg:y2="8.453cm" draw:start-shape="id1" draw:start-glue-point="2" svg:d="M14453 7699l-1 754" svg:viewBox="0 0 2 755">
          <text:p/>
        </draw:connector>
        <draw:custom-shape draw:style-name="gr5" draw:text-style-name="P2" xml:id="id6" draw:id="id6" draw:layer="layout" svg:width="3.102cm" svg:height="1.282cm" svg:x="19.898cm" svg:y="6.4cm">
          <text:p text:style-name="P1"><text:span text:style-name="T1">Inspector 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draw:type="line" svg:x1="19.898cm" svg:y1="7.041cm" svg:x2="18.775cm" svg:y2="7.038cm" draw:start-shape="id6" draw:start-glue-point="3" draw:end-shape="id7" draw:end-glue-point="7" svg:d="M19898 7041l-1123-3" svg:viewBox="0 0 1124 4">
          <text:p/>
        </draw:connector>
        <draw:connector draw:style-name="gr2" draw:text-style-name="P5" draw:layer="layout" draw:type="line" svg:x1="15.644cm" svg:y1="7.057cm" svg:x2="16.9cm" svg:y2="7.038cm" draw:start-shape="id1" draw:start-glue-point="1" draw:end-shape="id7" draw:end-glue-point="5" svg:d="M15644 7057l1256-19" svg:viewBox="0 0 1257 20">
          <text:p/>
        </draw:connector>
        <draw:connector draw:style-name="gr2" draw:text-style-name="P5" draw:layer="layout" draw:type="line" svg:x1="21.449cm" svg:y1="7.682cm" svg:x2="21.452cm" svg:y2="8.4cm" draw:start-shape="id6" draw:start-glue-point="2" svg:d="M21449 7682l3 718" svg:viewBox="0 0 4 719">
          <text:p/>
        </draw:connector>
        <draw:custom-shape draw:style-name="gr4" draw:text-style-name="P3" xml:id="id8" draw:id="id8" draw:layer="layout" svg:width="2.381cm" svg:height="1.283cm" svg:x="23.9cm" svg:y="6.417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9" draw:id="id9" draw:layer="layout" svg:width="3.102cm" svg:height="1.168cm" svg:x="27.1cm" svg:y="6.5cm">
          <text:p text:style-name="P4"><text:span text:style-name="T1">ObjectType =</text:span></text:p>
          <text:p text:style-name="P4"><text:span text:style-name="T1">Distribution Chamber</text:span></text:p>
          <text:p text:style-name="P1"><text:span text:style-name="T1">El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26.281cm" svg:y1="7.059cm" svg:x2="27.1cm" svg:y2="7.084cm" draw:start-shape="id8" draw:start-glue-point="10" draw:end-shape="id9" draw:end-glue-point="3" svg:d="M26281 7059l819 25" svg:viewBox="0 0 820 26">
          <text:p/>
        </draw:connector>
        <draw:connector draw:style-name="gr2" draw:text-style-name="P5" draw:layer="layout" draw:type="line" svg:x1="23cm" svg:y1="7.041cm" svg:x2="23.9cm" svg:y2="7.059cm" draw:start-shape="id6" draw:start-glue-point="1" draw:end-shape="id8" draw:end-glue-point="6" svg:d="M23000 7041l900 18" svg:viewBox="0 0 901 19">
          <text:p/>
        </draw:connector>
        <draw:custom-shape draw:style-name="gr7" draw:text-style-name="P6" xml:id="id7" draw:id="id7" draw:layer="layout" svg:width="1.875cm" svg:height="1.875cm" svg:x="16.9cm" svg:y="6.1cm">
          <text:p text:style-name="P1"><text:span text:style-name="T1">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16" draw:id="id16" draw:layer="layout" svg:width="1.875cm" svg:height="1.875cm" svg:x="16.925cm" svg:y="12.2cm">
          <text:p text:style-name="P1"><text:span text:style-name="T1">Z1 &lt; Z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" draw:id="id2" draw:layer="layout" svg:width="2.381cm" svg:height="1.283cm" svg:x="10.019cm" svg:y="6.4cm">
          <text:p text:style-name="P1"><text:span text:style-name="T1">Member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0" draw:id="id10" draw:layer="layout" svg:width="2.381cm" svg:height="1.283cm" svg:x="6.561cm" svg:y="4.353cm">
          <text:p text:style-name="P1"><text:span text:style-name="T1">Attribu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3.102cm" svg:height="1.282cm" svg:x="6.2cm" svg:y="2.422cm">
          <text:p text:style-name="P1"><text:span text:style-name="T1">SystemType =</text:span></text:p>
          <text:p text:style-name="P4"><text:span text:style-name="T1">Sanit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7.753cm" svg:y1="6.416cm" svg:x2="7.752cm" svg:y2="5.636cm" draw:end-shape="id10" draw:end-glue-point="8" svg:d="M7753 6416l-1-780" svg:viewBox="0 0 2 781">
          <text:p/>
        </draw:connector>
        <draw:connector draw:style-name="gr2" draw:text-style-name="P3" draw:layer="layout" draw:type="line" svg:x1="7.752cm" svg:y1="4.353cm" svg:x2="7.751cm" svg:y2="3.704cm" draw:start-shape="id10" draw:start-glue-point="4" draw:end-shape="id11" draw:end-glue-point="2" svg:d="M7752 4353l-1-649" svg:viewBox="0 0 2 650">
          <text:p/>
        </draw:connector>
        <draw:custom-shape draw:style-name="gr7" draw:text-style-name="P6" xml:id="id12" draw:id="id12" draw:layer="layout" svg:width="1.875cm" svg:height="1.875cm" svg:x="13.525cm" svg:y="8.425cm">
          <text:p text:style-name="P1"><text:span text:style-name="T1">Get Bounding</text:span></text:p>
          <text:p text:style-name="P1"><text:span text:style-name="T1">Bo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xml:id="id14" draw:id="id14" draw:layer="layout" svg:width="1.875cm" svg:height="1.875cm" svg:x="20.525cm" svg:y="8.425cm">
          <text:p text:style-name="P4"><text:span text:style-name="T1">Get Bounding</text:span></text:p>
          <text:p text:style-name="P1"><text:span text:style-name="T1">Bo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13" draw:id="id13" draw:layer="layout" svg:width="3.102cm" svg:height="1.282cm" svg:x="12.9cm" svg:y="11.018cm">
          <text:p text:style-name="P1"><text:span text:style-name="T1">Manhole </text:span></text:p>
          <text:p text:style-name="P1"><text:span text:style-name="T1">Minimum Z position </text:span></text:p>
          <text:p text:style-name="P1"><text:span text:style-name="T1">= Z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15" draw:id="id15" draw:layer="layout" svg:width="3.102cm" svg:height="1.282cm" svg:x="19.9cm" svg:y="11.018cm">
          <text:p text:style-name="P1"><text:span text:style-name="T1">Inspector Chamber</text:span></text:p>
          <text:p text:style-name="P1"><text:span text:style-name="T1">Minimum Z position</text:span></text:p>
          <text:p text:style-name="P1"><text:span text:style-name="T1">= Z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5" draw:layer="layout" svg:x1="14.463cm" svg:y1="10.3cm" svg:x2="14.451cm" svg:y2="11.018cm" draw:start-shape="id12" draw:start-glue-point="6" draw:end-shape="id13" draw:end-glue-point="0" svg:d="M14463 10300v359h-12v359" svg:viewBox="0 0 13 719">
          <text:p/>
        </draw:connector>
        <draw:connector draw:style-name="gr2" draw:text-style-name="P5" draw:layer="layout" svg:x1="21.463cm" svg:y1="10.3cm" svg:x2="21.451cm" svg:y2="11.018cm" draw:start-shape="id14" draw:start-glue-point="6" draw:end-shape="id15" draw:end-glue-point="0" svg:d="M21463 10300v359h-12v359" svg:viewBox="0 0 13 719">
          <text:p/>
        </draw:connector>
        <draw:connector draw:style-name="gr2" draw:text-style-name="P5" draw:layer="layout" svg:x1="14.451cm" svg:y1="12.3cm" svg:x2="16.925cm" svg:y2="13.138cm" draw:start-shape="id13" draw:start-glue-point="2" draw:end-shape="id16" draw:end-glue-point="5" svg:d="M14451 12300v838h2474" svg:viewBox="0 0 2475 839">
          <text:p/>
        </draw:connector>
        <draw:connector draw:style-name="gr2" draw:text-style-name="P5" draw:layer="layout" svg:x1="21.451cm" svg:y1="12.3cm" svg:x2="18.8cm" svg:y2="13.138cm" draw:start-shape="id15" draw:start-glue-point="2" draw:end-shape="id16" draw:end-glue-point="7" svg:d="M21451 12300v838h-2651" svg:viewBox="0 0 2652 8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SimSun" style:font-family-asian="SimSun, 宋体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4T15:25:51.916000000</meta:creation-date>
    <dc:date>2018-09-17T18:13:28.674000000</dc:date>
    <meta:editing-duration>PT35M47S</meta:editing-duration>
    <meta:editing-cycles>8</meta:editing-cycles>
    <meta:generator>LibreOffice/6.0.3.2$Windows_X86_64 LibreOffice_project/8f48d515416608e3a835360314dac7e47fd0b821</meta:generator>
    <meta:document-statistic meta:object-count="32"/>
  </office:meta>
</office:document-meta>
</file>